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Otsikko" style:master-page-name="MP0" style:family="paragraph">
      <style:paragraph-properties fo:break-before="page" fo:text-indent="0.9055in"/>
      <style:text-properties fo:font-weight="bold" style:font-weight-asian="bold" style:font-weight-complex="bold" fo:color="#7030A0" fo:language="en" fo:country="GB"/>
    </style:style>
    <style:style style:name="P7" style:parent-style-name="Normaali" style:family="paragraph">
      <style:text-properties fo:language="en" fo:country="GB"/>
    </style:style>
    <style:style style:name="P8" style:parent-style-name="Normaali" style:family="paragraph">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background-color="#FFFF00" fo:language="en" fo:country="GB"/>
    </style:style>
    <style:style style:name="T11" style:parent-style-name="DefaultParagraphFont" style:family="text">
      <style:text-properties fo:language="en" fo:country="GB"/>
    </style:style>
    <style:style style:name="T12" style:parent-style-name="DefaultParagraphFont" style:family="text">
      <style:text-properties fo:background-color="#FFFF00" fo:language="en" fo:country="GB"/>
    </style:style>
    <style:style style:name="T13" style:parent-style-name="DefaultParagraphFont" style:family="text">
      <style:text-properties fo:background-color="#FFFF00" fo:language="en" fo:country="GB"/>
    </style:style>
    <style:style style:name="T14" style:parent-style-name="DefaultParagraphFont" style:family="text">
      <style:text-properties fo:language="en" fo:country="GB"/>
    </style:style>
    <style:style style:name="P15" style:parent-style-name="Otsikko1" style:family="paragraph">
      <style:text-properties fo:language="en" fo:country="GB"/>
    </style:style>
    <style:style style:name="P16" style:parent-style-name="Normaali" style:family="paragraph">
      <style:text-properties fo:language="en" fo:country="GB"/>
    </style:style>
    <style:style style:name="P17" style:parent-style-name="Normaali" style:family="paragraph">
      <style:text-properties fo:language="en" fo:country="GB"/>
    </style:style>
    <style:style style:name="P18" style:parent-style-name="Otsikko1" style:family="paragraph">
      <style:text-properties fo:language="en" fo:country="GB"/>
    </style:style>
    <style:style style:name="P19" style:parent-style-name="Normaali" style:family="paragraph">
      <style:text-properties fo:language="en" fo:country="GB"/>
    </style:style>
    <style:style style:name="P20" style:parent-style-name="Normaali" style:family="paragraph">
      <style:text-properties fo:language="en" fo:country="GB"/>
    </style:style>
    <style:style style:name="P21" style:parent-style-name="Normaali" style:family="paragraph">
      <style:text-properties fo:language="en" fo:country="GB"/>
    </style:style>
    <style:style style:name="T22" style:parent-style-name="DefaultParagraphFont" style:family="text">
      <style:text-properties fo:background-color="#FFFF00" fo:language="en" fo:country="GB"/>
    </style:style>
    <style:style style:name="P23" style:parent-style-name="Otsikko2" style:family="paragraph">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background-color="#FFFF00" fo:language="en" fo:country="GB"/>
    </style:style>
    <style:style style:name="T26" style:parent-style-name="DefaultParagraphFont" style:family="text">
      <style:text-properties fo:language="en" fo:country="GB"/>
    </style:style>
    <style:style style:name="T27" style:parent-style-name="DefaultParagraphFont" style:family="text">
      <style:text-properties fo:background-color="#FFFF00"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P30" style:parent-style-name="Normaali" style:family="paragraph">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background-color="#FFFF00" fo:language="en" fo:country="GB"/>
    </style:style>
    <style:style style:name="T33" style:parent-style-name="DefaultParagraphFont" style:family="text">
      <style:text-properties fo:background-color="#FFFF00" fo:language="en" fo:country="GB"/>
    </style:style>
    <style:style style:name="T34" style:parent-style-name="DefaultParagraphFont" style:family="text">
      <style:text-properties fo:language="en" fo:country="GB"/>
    </style:style>
    <style:style style:name="T35" style:parent-style-name="DefaultParagraphFont" style:family="text">
      <style:text-properties fo:language="en" fo:country="GB"/>
    </style:style>
    <style:style style:name="P36" style:parent-style-name="Normaali" style:family="paragraph">
      <style:text-properties fo:font-weight="bold" style:font-weight-asian="bold" style:font-weight-complex="bold" fo:language="en" fo:country="GB"/>
    </style:style>
    <style:style style:name="P37" style:parent-style-name="Otsikko2" style:family="paragraph">
      <style:text-properties fo:language="en" fo:country="GB"/>
    </style:style>
    <style:style style:name="T38" style:parent-style-name="DefaultParagraphFont" style:family="text">
      <style:text-properties fo:background-color="#FFFF00" fo:language="en" fo:country="GB"/>
    </style:style>
    <style:style style:name="T39" style:parent-style-name="DefaultParagraphFont" style:family="text">
      <style:text-properties fo:background-color="#FFFF00" fo:language="en" fo:country="GB"/>
    </style:style>
    <style:style style:name="T40" style:parent-style-name="DefaultParagraphFont" style:family="text">
      <style:text-properties fo:language="en" fo:country="GB"/>
    </style:style>
    <style:style style:name="P41" style:parent-style-name="Normaali" style:family="paragraph">
      <style:text-properties fo:language="en" fo:country="GB"/>
    </style:style>
    <style:style style:name="P42" style:parent-style-name="Normaali" style:family="paragraph">
      <style:text-properties fo:font-weight="bold" style:font-weight-asian="bold" style:font-weight-complex="bold" fo:language="en" fo:country="GB"/>
    </style:style>
    <style:style style:name="P43" style:parent-style-name="Otsikko1" style:family="paragraph">
      <style:text-properties fo:language="en" fo:country="GB"/>
    </style:style>
    <style:style style:name="P44" style:parent-style-name="Normaali" style:family="paragraph">
      <style:text-properties fo:language="en" fo:country="GB"/>
    </style:style>
    <style:style style:name="P45" style:parent-style-name="Otsikko2" style:family="paragraph">
      <style:text-properties fo:language="en" fo:country="GB"/>
    </style:style>
    <style:style style:name="P46" style:parent-style-name="Normaali" style:family="paragraph">
      <style:text-properties fo:language="en" fo:country="GB"/>
    </style:style>
    <style:style style:name="P47" style:parent-style-name="Otsikko2" style:family="paragraph">
      <style:text-properties fo:language="en" fo:country="GB"/>
    </style:style>
    <style:style style:name="P48" style:parent-style-name="Normaali" style:family="paragraph">
      <style:text-properties fo:language="en" fo:country="GB"/>
    </style:style>
    <style:style style:name="P49" style:parent-style-name="Normaali" style:family="paragraph">
      <style:text-properties fo:font-weight="bold" style:font-weight-asian="bold" style:font-weight-complex="bold" fo:language="en" fo:country="GB"/>
    </style:style>
    <style:style style:name="P50" style:parent-style-name="Otsikko2" style:family="paragraph">
      <style:text-properties fo:language="en" fo:country="GB"/>
    </style:style>
    <style:style style:name="P51" style:parent-style-name="Normaali" style:family="paragraph">
      <style:text-properties fo:language="en" fo:country="GB"/>
    </style:style>
    <style:style style:name="P52" style:parent-style-name="Normaali" style:family="paragraph">
      <style:text-properties fo:language="en" fo:country="GB"/>
    </style:style>
    <style:style style:name="P53" style:parent-style-name="Normaali" style:family="paragraph">
      <style:text-properties fo:font-weight="bold" style:font-weight-asian="bold" style:font-weight-complex="bold" fo:language="en" fo:country="GB"/>
    </style:style>
    <style:style style:name="P54" style:parent-style-name="Normaali" style:family="paragraph">
      <style:paragraph-properties fo:break-before="page"/>
      <style:text-properties fo:language="en" fo:country="GB"/>
    </style:style>
    <style:style style:name="P55" style:parent-style-name="Otsikko1" style:family="paragraph">
      <style:text-properties fo:language="en" fo:country="GB"/>
    </style:style>
    <style:style style:name="P56" style:parent-style-name="Normaali" style:family="paragraph">
      <style:text-properties fo:language="en" fo:country="GB"/>
    </style:style>
    <style:style style:name="P57" style:parent-style-name="Normaali" style:family="paragraph">
      <style:text-properties fo:language="en" fo:country="GB"/>
    </style:style>
    <style:style style:name="T58" style:parent-style-name="Kappaleenoletusfontti" style:family="text">
      <style:text-properties fo:font-weight="bold" style:font-weight-asian="bold" style:font-weight-complex="bold" fo:language="en" fo:country="GB"/>
    </style:style>
  </office:automatic-styles>
  <office:body>
    <office:text text:use-soft-page-breaks="true">
      <text:p text:style-name="P1">Overview of the practical work process</text:p>
      <text:p text:style-name="P7"/>
      <text:p text:style-name="P8">Practical work simulates software requirement gathering for unique product that will be made for the customer. This practical work does not include implementation of the software: The end<text:s/>deliverable is specification that describes the requirements of the software system. Material for the project assignment is in Moodle.</text:p>
      <text:p text:style-name="Normaali"><text:span text:style-name="T9">This document aims to<text:s/></text:span><text:span text:style-name="T10">explain the process of the practical work and describ</text:span><text:span text:style-name="T11">e,<text:s/></text:span><text:span text:style-name="T12">what is supposed to be done in different ph</text:span><text:span text:style-name="T13">ases of the practical work</text:span><text:span text:style-name="T14">.</text:span></text:p>
      <text:h text:style-name="P15" text:outline-level="1">Required parts</text:h>
      <text:p text:style-name="P16">The practical work includes the documentation, two oral group presentations, using Trello to track group’s working process, peer-feedback from other groups’ presentations and peer-feedback and self-assessments about the group members’ participation to the practical work. Each part affects the grading.<text:s/></text:p>
      <text:p text:style-name="P17">The documentation is built in two phases. Nevertheless, the final result should be one, consistent documentation.</text:p>
      <text:h text:style-name="P18" text:outline-level="1">Trello usage</text:h>
      <text:p text:style-name="P19">Trello is used to track the internal work process and progress of the group and how the work is divided. It can (should) also act as a communication tool for the group to see who is responsible for what and if they have finished their tasks. Assistants will occasionally check if Trello is up to date. Note, that Trello is used to follow the student actions, work division etc. whereas the practical work documentation is focused on the subject of the practical work.<text:s/></text:p>
      <text:p text:style-name="P20">Groups create a Kanban board to Trello. It is used to track practical work -related tasks and what the status is (todo, doing, done). Setting up the Kanban-board is the first task in the practical work. The required parts of the practical work form the high-level tasks of the backlog. Student group is responsible for dividing the high-level tasks to reasonably sized pieces that can be assigned to group members during sprint.</text:p>
      <text:p text:style-name="P21">In addition to the TODO, DOING and DONE lists, students should add one extra list for assistant notes and feedback. If assistant needs to leave notes, those will be<text:s/>found from that list.</text:p>
      <text:h text:style-name="Otsikko1" text:outline-level="1"><text:span text:style-name="T22">First phase</text:span></text:h>
      <text:h text:style-name="P23" text:outline-level="2">Document</text:h>
      <text:p text:style-name="Normaali"><text:span text:style-name="T24">In first phase<text:s/></text:span><text:span text:style-name="T25">group creates the first two chapters of the documentation</text:span><text:span text:style-name="T26">: In</text:span><text:span text:style-name="T27">troduction and Requirements gathering plan.</text:span><text:span text:style-name="T28"><text:s/>Introduction gives high-level view of the documentation’s role and content, as well as produ</text:span><text:span text:style-name="T29">ct’s and document’s purpose. In addition, the introduction describes the users of the system.<text:s/></text:span></text:p>
      <text:p text:style-name="P30">Requirements gathering plan is about the beginning of the specification and requirements gathering, where it is studied what is currently known about the requirements for the system and how the rest of the knowledge can be found. This includes analyzing existing systems and documents (Frame_story.pdf) and planning the gathering of the requirements, and PESTE-analysis.<text:s/></text:p>
      <text:p text:style-name="Normaali"><text:span text:style-name="T31">For the gathering plan, student<text:s/></text:span><text:span text:style-name="T32">group does a<text:s/></text:span><text:span text:style-name="T33">stakeholder analysis to recognize, classify and analyze those groups or factions that could affect the project or who are being affected by the project</text:span><text:span text:style-name="T34">. In addition, a table is created from already recognized requirements and timetable is drafted for colle</text:span><text:span text:style-name="T35">cting the rest of the requirements from the stakeholders.</text:span></text:p>
      <text:p text:style-name="P36">Deliverable: Beginning part of the documentation. / Moodle</text:p>
      <text:h text:style-name="P37" text:outline-level="2">Presentation</text:h>
      <text:p text:style-name="Normaali"><text:span text:style-name="T38">After the completion of first phase, groups hold phase one oral presentations, where the group presents to other groups<text:s/></text:span><text:span text:style-name="T39">what kind of system they are building, identified stakeholders, results of the stakeholder analysis, preliminary requirements and requirements gathering pl</text:span><text:span text:style-name="T40">an.<text:s/></text:span></text:p>
      <text:p text:style-name="P41">Other groups present in the same session take roles of the stakeholders and give feedback to the<text:s/>group from that point of view (is something missing etc).<text:s/></text:p>
      <text:p text:style-name="P42">Deliverables: Presentation slides before the presentation. Peer evaluations from other groups after the presentation. / PRP-tool<text:tab/></text:p>
      <text:h text:style-name="P43" text:outline-level="1">Phase two and final documentation</text:h>
      <text:p text:style-name="P44">When moving to second phase, we jump forward in the specification process to the point where the requirements gathering is done and now it is time to gather them up and write the specification. As we do not have actual customer and representatives of different stakeholders, student group<text:s/>will supplement the requirements from the frame story with their own so that they have software system that fills the needs of the customer and would work in reasonable manner.</text:p>
      <text:h text:style-name="P45" text:outline-level="2">Draft diagrams</text:h>
      <text:p text:style-name="P46">Students return first versions of their diagrams from the phase<text:s/>two. At this phase assistants can give feedback if the diagrams are going to wrong direction. Group can (and should) fix and modify the diagrams to the final documentation, including assistant suggested changes, but also if the group’s understanding of the<text:s/>system changes.</text:p>
      <text:h text:style-name="P47" text:outline-level="2">Document</text:h>
      <text:p text:style-name="P48">Specification must include required diagrams with explanations, detailed description of two user stories, required user interface with descriptions, finalized table of requirements and more detailed description of three requirements. In addition, the environment and further development options should be described.</text:p>
      <text:p text:style-name="P49">Deliverable: Finished documentation / Moodle</text:p>
      <text:h text:style-name="P50" text:outline-level="2">Presentation</text:h>
      <text:p text:style-name="P51">Before the Final delivery, student groups again give oral presentation about the final system using the diagrams, user interface pictures and final requirements.<text:s/></text:p>
      <text:p text:style-name="P52">As in the first presentation, other groups will act as various stakeholders, commenting, and giving feedback from the stakeholder point of view.</text:p>
      <text:p text:style-name="P53">Deliverables: Presentation slides before the presentation. Peer evaluations from other groups after the presentation. / PRP-tool</text:p>
      <text:p text:style-name="P54"/>
      <text:h text:style-name="P55" text:outline-level="1">Peer- and self-assessments</text:h>
      <text:p text:style-name="P56">After the first and second oral presentations, groups give peer assessments about the quality of the presentation. This presentation is given from group to other groups in the same presentation session. Group together decides what kind of feedback is given to the other groups. Feedback is given to all other groups in the same presentation session.<text:s/></text:p>
      <text:p text:style-name="P57">Internal peer assessment and self-assessment is done at the end<text:s/>of the practical work process. Each group member gives feedback to other group members and to themselves. This feedback is about how well the group member took part in the practical work. All peer- and self-assessments are given in the PRP-tool.</text:p>
      <text:p text:style-name="Normaali"><text:span text:style-name="T58">Deliverables: Peer evaluation and self-assessment from your group members after the final document delivery. (Other peer evaluations mentioned as part of the presentations) / PRP-too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AlatunnisteChar" style:display-name="Alatunniste Char" style:family="text" style:parent-style-name="Kappaleenoletusfontti"/>
    <style:style style:name="Otsikko1Char" style:display-name="Otsikko 1 Char" style:family="text" style:parent-style-name="Kappaleenoletusfontti">
      <style:text-properties style:font-name="Calibri Light" style:font-name-asian="Times New Roman" style:font-name-complex="Times New Roman" fo:color="#2F5496" fo:font-size="16pt" style:font-size-asian="16pt" style:font-size-complex="16pt"/>
    </style:style>
    <style:style style:name="Otsikko" style:display-name="Otsikko" style:family="paragraph" style:parent-style-name="Normaali" style:next-style-name="Normaali">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OtsikkoChar" style:display-name="Otsikko Char" style:family="text" style:parent-style-name="Kappaleenoletusfontti">
      <style:text-properties style:font-name="Calibri Light" style:font-name-asian="Times New Roman" style:font-name-complex="Times New Roman" fo:letter-spacing="-0.0069in" style:letter-kerning="true" fo:font-size="28pt" style:font-size-asian="28pt" style:font-size-complex="28pt"/>
    </style:style>
    <style:style style:name="Otsikko2Char" style:display-name="Otsikko 2 Char" style:family="text" style:parent-style-name="Kappaleenoletusfontti">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Ylätunniste" style:family="paragraph">
      <style:paragraph-properties>
        <style:tab-stops>
          <style:tab-stop style:type="center" style:position="3.3465in"/>
        </style:tab-stops>
      </style:paragraph-properties>
    </style:style>
    <style:style style:name="T3" style:parent-style-name="Kappaleenoletusfontti" style:family="text">
      <style:text-properties fo:language="en" fo:country="GB"/>
    </style:style>
    <style:style style:name="T4" style:parent-style-name="Kappaleenoletusfontti" style:family="text">
      <style:text-properties fo:language="en" fo:country="GB"/>
    </style:style>
    <style:style style:name="T5" style:parent-style-name="Kappaleenoletusfontti" style:family="text">
      <style:text-properties fo:language="en" fo:country="GB"/>
    </style:style>
    <style:style style:name="T6" style:parent-style-name="Kappaleenoletusfontti" style:family="text">
      <style:text-properties fo:language="en" fo:country="GB"/>
    </style:style>
  </office:automatic-styles>
  <office:master-styles>
    <style:master-page style:name="MP0" style:page-layout-name="PL0">
      <style:header>
        <text:p text:style-name="P2"><text:span text:style-name="T3">2.9.2020</text:span><text:span text:style-name="T4"><text:tab/></text:span><text:span text:style-name="T5"><text:file-name text:fixed="false" text:display="name-and-extension">ItSE_Overview_project_process</text:file-name></text:span><text:span text:style-name="T6"><text:s/>COMP.SE.100</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lla-Talvikki Virta (TAU)</meta:initial-creator>
    <dc:creator>Trinh Huy</dc:creator>
    <meta:creation-date>2020-09-02T06:57:00Z</meta:creation-date>
    <dc:date>2020-10-09T20:51:00Z</dc:date>
    <meta:template xlink:href="Normal" xlink:type="simple"/>
    <meta:editing-cycles>9</meta:editing-cycles>
    <meta:editing-duration>PT4920S</meta:editing-duration>
    <meta:document-statistic meta:page-count="1" meta:paragraph-count="12" meta:word-count="938" meta:character-count="6273" meta:row-count="44" meta:non-whitespace-character-count="5347"/>
  </office:meta>
</office:document-meta>
</file>